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master-page-name="Standard">
      <style:paragraph-properties fo:margin-top="0in" fo:margin-bottom="0in" loext:contextual-spacing="false"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cenzja gry Darkest Dungeon</text:p>
      <text:p text:style-name="P1"/>
      <text:p text:style-name="P1">Wyobraź sobie, że jesteś bohaterem dark fantasy i wraz z twoją drużyną jesteś na epickiej przygodzie, która w większej części polega na mordowaniu przerośniętych czerwi czy przygłupich bandytów. Nagle zdajesz sobie sprawę, że jeden z twoich towarzyszy właśnie oszalał z powodu za długiego przebywania w ciemnym lochu i zaczyna samemu zadawać sobie obrażenia tak, że jeszcze jeden cios i najpewniej umrze. I wtedy nie pozostaje nic innego niż zakląć szpetnie oraz zastanowić się, po co w ogóle grasz w tę grę. Zdecydowanie trzeba mieć coś z masochisty, żeby mieć dużą przyjemność z grania w Darkest Dungeon.</text:p>
      <text:p text:style-name="P1"/>
      <text:p text:style-name="P1">Gray Picture</text:p>
      <text:p text:style-name="P1"/>
      <text:p text:style-name="P1">Darkest Dungeon to wydany w 2016 roku klasyczny RPG. Kampania toczy się na terenie opuszczonej posiadłości oraz systemu lochów w jej pobliżu, które w wyniku lekkomyślności poprzedniego właściciela zostały zasiedlone przez różnorakie potwory i złodupców, od wspomnianych wyżej czerwi przez jakieś świniopodobne istoty czy ożywione szkielety, skończywszy na wielkich monstrach o aparycji fioletowej ośmiornicy na srogich sterydach. To ostatnie rozniosło moją drużynę pokrak, których pikselowe tyłki musiałam ratować ucieczką. To znaczy, taktycznym i wcześniej zaplanowanym odwrotem. Widocznie jak napis wyraźnie mówi, że jak uruchomisz daną rzecz, to czeka cię zagłada, to faktycznie coś takiego może się zdarzyć. A liczyłam na jakiś fajny loot. Jak łatwo się domyślić, głównym zadaniem gracza jest stworzenie jak najsilniejszej drużyny, klepanie setek potworów i szeroko pojęte utrzymywanie bohaterów przy życiu (w tym ostatnim niektóre postaci nie lubią współpracować). </text:p>
      <text:p text:style-name="P1"/>
      <text:p text:style-name="P1">Losowo generowane postaci mogą należeć do kilkunastu różnych klas, od których mają przypisane np. różne rodzaje ataków. Moją ulubioną klasą jest badacz zarazy, ale moją sympatię łatwo zyskują także hieny cmentarne, krzyżowcy i trędowaci.</text:p>
      <text:p text:style-name="P1"/>
      <text:p text:style-name="P1">Rzeczą, która wyróżnia Darkest Dungeon oraz nadaje klimatu tej grzej, jest konieczność kontrolowania poziomu stresu bohaterów. W końcu pokonywanie lochów nie należy do najprzyjemniejszych czynności. Dość wysoki poziom stresu może nawet zabić postać, choć nie jest to takie proste, żeby doprowadzić ją do takiego stanu (mi udało się dokonać tego tylko raz, a jestem wyjątkową pierdołą). Jednak wcześniej (jakoś w połowie licznika stresu) bohater stanie przed, nazwijmy to, próbą charakteru, w wyniku której losuje mu się nowa cecha. Może być ona pozytywna, jak nagły przypływ odwagi. Albo wręcz przeciwnie, może mu się pojawić cehca wybitnie negatywna, jak wspomniany we wstępie masochizm lub szaleństwo (to jest przy okazji śmieszne, bo bełkot postaci ma niewiele sensu).</text:p>
      <text:p text:style-name="P1"/>
      <text:p text:style-name="P1">Czy polecam Darkest Dungeon? Zdecydowanie bywa męcząca i irytująca, jednak mimo to dobrze się przy niej bawię.</text:p>
      <text:p text:style-name="P1"/>
      <text:p text:style-name="P1">Grafiki:</text:p>
      <text:p text:style-name="P1"><text:a xlink:type="simple" xlink:href="http://img6.gram.pl/20160804084447.jpg" text:style-name="Internet_20_link" text:visited-style-name="Visited_20_Internet_20_Link"><text:span text:style-name="T1">http://img6.gram.pl/20160804084447.jpg</text:span></text:a> &lt;na banner</text:p>
      <text:p text:style-name="P1"><text:a xlink:type="simple" xlink:href="http://www.gram.pl/news/2016/08/04/darkest-dungeon-na-ps4-i-ps-vita-ukaze-sie-pod-koniec-wrzesnia.shtml" text:style-name="Internet_20_link" text:visited-style-name="Visited_20_Internet_20_Link"><text:span text:style-name="T1">http://www.gram.pl/news/2016/08/04/darkest-dungeon-na-ps4-i-ps-vita-ukaze-sie-pod-koniec-wrzesnia.shtml</text:span></text:a> &lt;i źródło </text:p>
      <text:p text:style-name="P1"/>
      <text:p text:style-name="P1"><text:a xlink:type="simple" xlink:href="http://www.nintenderos.com/wp-content/uploads/2017/09/DK5sG91UMAAAA8j.jpg" text:style-name="Internet_20_link" text:visited-style-name="Visited_20_Internet_20_Link"><text:span text:style-name="T1">http://www.nintenderos.com/wp-content/uploads/2017/09/DK5sG91UMAAAA8j.jpg</text:span></text:a> &lt;ewentualnie też na banner</text:p>
      <text:p text:style-name="P1"/>
      <text:p text:style-name="P1"><text:a xlink:type="simple" xlink:href="http://www.nintenderos.com/2017/12/darkest-dungeon-incluira-todos-los-dlcs-cuando-se-lance-en-nintendo-switch/" text:style-name="Internet_20_link" text:visited-style-name="Visited_20_Internet_20_Link"><text:span text:style-name="T1">http://www.nintenderos.com/2017/12/darkest-dungeon-incluira-todos-los-dlcs-cuando-se-lance-en-nintendo-switch/</text:span></text:a> &lt;i źródło </text:p>
      <text:p text:style-name="P1"/>
      <text:p text:style-name="P1">Pozostałe:</text:p>
      <text:p text:style-name="P1"><text:a xlink:type="simple" xlink:href="https://pbs.twimg.com/media/BxnLtb5IMAAaJG7.jpg" text:style-name="Internet_20_link" text:visited-style-name="Visited_20_Internet_20_Link"><text:span text:style-name="T1">https://pbs.twimg.com/media/BxnLtb5IMAAaJG7.jpg</text:span></text:a></text:p>
      <text:p text:style-name="P1"><text:a xlink:type="simple" xlink:href="https://mobile.twitter.com/darkestdungeon/status/511664015605780482" text:style-name="Internet_20_link" text:visited-style-name="Visited_20_Internet_20_Link"><text:span text:style-name="T1">https://mobile.twitter.com/darkestdungeon/status/511664015605780482</text:span></text:a> &lt;i źródło </text:p>
      <text:p text:style-name="P1"><text:soft-page-break/></text:p>
      <text:p text:style-name="P1"><text:a xlink:type="simple" xlink:href="https://d1u5p3l4wpay3k.cloudfront.net/darkestdungeon_gamepedia/thumb/6/69/Shambler.png/1200px-Shambler.png" text:style-name="Internet_20_link" text:visited-style-name="Visited_20_Internet_20_Link"><text:span text:style-name="T1">https://d1u5p3l4wpay3k.cloudfront.net/darkestdungeon_gamepedia/thumb/6/69/Shambler.png/1200px-Shambler.png</text:span></text:a> </text:p>
      <text:p text:style-name="P1"><text:a xlink:type="simple" xlink:href="https://darkestdungeon.gamepedia.com/Shambler" text:style-name="Internet_20_link" text:visited-style-name="Visited_20_Internet_20_Link"><text:span text:style-name="T1">https://darkestdungeon.gamepedia.com/Shambler</text:span></text:a> &lt;i źródł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7" meta:word-count="424" meta:character-count="3424" meta:non-whitespace-character-count="3011"/>
    <meta:generator>LibreOfficeDev/5.1.0.3$Linux_X86_64 LibreOffice_project/</meta:generator>
  </office:meta>
</office:document-meta>
</file>